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9ae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fff9a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f9a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fff9a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#fff9ae"/>
    </style:style>
    <style:style style:name="ce6" style:family="table-cell" style:parent-style-name="Default">
      <style:table-cell-properties fo:border-bottom="none" fo:background-color="#fff9a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9a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9ae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9ae" fo:border-left="0.06pt solid #000000" fo:border-right="none" fo:border-top="0.06pt solid #000000"/>
    </style:style>
    <style:style style:name="ce10" style:family="table-cell" style:parent-style-name="Default">
      <style:table-cell-properties fo:background-color="#fff9ae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9ae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9ae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fff9a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fff9ae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9ae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fff9ae" fo:border-left="none" fo:border-right="none" fo:border-top="none"/>
    </style:style>
    <style:style style:name="ce19" style:family="table-cell" style:parent-style-name="Default" style:data-style-name="N11">
      <style:table-cell-properties fo:background-color="#fff9ae"/>
    </style:style>
    <style:style style:name="ce20" style:family="table-cell" style:parent-style-name="Default" style:data-style-name="N11">
      <style:table-cell-properties fo:border-bottom="none" fo:background-color="#fff9ae" fo:border-left="none" fo:border-right="none" fo:border-top="0.06pt solid #000000"/>
    </style:style>
    <style:style style:name="ce21" style:family="table-cell" style:parent-style-name="Default">
      <style:table-cell-properties fo:border-bottom="none" fo:background-color="#fff9ae" fo:border-left="none" fo:border-right="none" fo:border-top="0.06pt solid #000000"/>
    </style:style>
    <style:style style:name="ce22" style:family="table-cell" style:parent-style-name="Default">
      <style:table-cell-properties fo:border-bottom="none" fo:background-color="#c2e0ae" fo:border-left="0.06pt solid #000000" fo:border-right="0.06pt solid #000000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c2e0ae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c2e0ae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c2e0ae" fo:border-left="0.06pt solid #000000" fo:border-right="0.06pt solid #000000" fo:border-top="0.06pt solid #000000"/>
    </style:style>
    <style:style style:name="ce26" style:family="table-cell" style:parent-style-name="Default">
      <style:table-cell-properties fo:background-color="#c2e0ae"/>
    </style:style>
    <style:style style:name="ce27" style:family="table-cell" style:parent-style-name="Default">
      <style:table-cell-properties fo:border-bottom="none" fo:background-color="#c2e0ae" fo:border-left="0.06pt solid #000000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c2e0ae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2e0ae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c2e0ae" fo:border-left="0.06pt solid #000000" fo:border-right="none" fo:border-top="0.06pt solid #000000"/>
    </style:style>
    <style:style style:name="ce31" style:family="table-cell" style:parent-style-name="Default">
      <style:table-cell-properties fo:background-color="#c2e0ae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c2e0ae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c2e0ae" fo:border-left="none" fo:border-right="0.06pt solid #000000" fo:border-top="none"/>
    </style:style>
    <style:style style:name="ce35" style:family="table-cell" style:parent-style-name="Default">
      <style:table-cell-properties fo:border-bottom="none" fo:background-color="#c2e0ae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c2e0a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ackground-color="#c2e0ae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c2e0ae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c2e0ae" fo:border-left="none" fo:border-right="none" fo:border-top="none"/>
    </style:style>
    <style:style style:name="ce40" style:family="table-cell" style:parent-style-name="Default" style:data-style-name="N11">
      <style:table-cell-properties fo:background-color="#c2e0ae"/>
    </style:style>
    <style:style style:name="ce41" style:family="table-cell" style:parent-style-name="Default" style:data-style-name="N11">
      <style:table-cell-properties fo:border-bottom="none" fo:background-color="#c2e0ae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c2e0a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4" table:default-cell-style-name="ce5"/>
        <table:table-column table:style-name="co2" table:number-columns-repeated="1020" table:default-cell-style-name="ce5"/>
        <table:table-row table:style-name="ro1">
          <table:table-cell table:style-name="ce1" office:value-type="string" calcext:value-type="string">
            <text:p>Board</text:p>
          </table:table-cell>
          <table:table-cell table:style-name="ce6" office:value-type="string" calcext:value-type="string">
            <text:p>MACs</text:p>
          </table:table-cell>
          <table:table-cell table:style-name="ce12"/>
          <table:table-cell table:style-name="ce6" office:value-type="string" calcext:value-type="string">
            <text:p>Naive</text:p>
          </table:table-cell>
          <table:table-cell table:style-name="ce17"/>
          <table:table-cell table:style-name="ce12"/>
          <table:table-cell table:style-name="ce6" office:value-type="string" calcext:value-type="string">
            <text:p>Flipped Layers</text:p>
          </table:table-cell>
          <table:table-cell table:style-name="ce17"/>
          <table:table-cell table:style-name="ce12"/>
          <table:table-cell table:style-name="ce6" office:value-type="string" calcext:value-type="string">
            <text:p>Optimized</text:p>
          </table:table-cell>
          <table:table-cell table:style-name="ce17"/>
          <table:table-cell table:style-name="ce12"/>
          <table:table-cell table:style-name="ce6" office:value-type="string" calcext:value-type="string">
            <text:p>Ideal Bitshift instead of division</text:p>
          </table:table-cell>
          <table:table-cell table:style-name="ce21"/>
          <table:table-cell table:style-name="ce15"/>
          <table:table-cell table:number-columns-repeated="1009"/>
        </table:table-row>
        <table:table-row table:style-name="ro2">
          <table:table-cell table:style-name="ce2"/>
          <table:table-cell table:style-name="ce7" office:value-type="string" calcext:value-type="string">
            <text:p>Ideal</text:p>
          </table:table-cell>
          <table:table-cell table:style-name="ce13" office:value-type="string" calcext:value-type="string">
            <text:p>Program</text:p>
          </table:table-cell>
          <table:table-cell table:style-name="ce7" office:value-type="string" calcext:value-type="string">
            <text:p>Cycles</text:p>
          </table:table-cell>
          <table:table-cell table:style-name="ce18" office:value-type="string" calcext:value-type="string">
            <text:p>Percentage</text:p>
          </table:table-cell>
          <table:table-cell table:style-name="ce13" office:value-type="string" calcext:value-type="string">
            <text:p>MAC/C</text:p>
          </table:table-cell>
          <table:table-cell table:style-name="ce7" office:value-type="string" calcext:value-type="string">
            <text:p>Cycles</text:p>
          </table:table-cell>
          <table:table-cell table:style-name="ce18" office:value-type="string" calcext:value-type="string">
            <text:p>Percentage</text:p>
          </table:table-cell>
          <table:table-cell table:style-name="ce13" office:value-type="string" calcext:value-type="string">
            <text:p>MAC/C</text:p>
          </table:table-cell>
          <table:table-cell table:style-name="ce7" office:value-type="string" calcext:value-type="string">
            <text:p>Cycles</text:p>
          </table:table-cell>
          <table:table-cell table:style-name="ce18" office:value-type="string" calcext:value-type="string">
            <text:p>Percentage</text:p>
          </table:table-cell>
          <table:table-cell table:style-name="ce13" office:value-type="string" calcext:value-type="string">
            <text:p>MAC/C</text:p>
          </table:table-cell>
          <table:table-cell table:style-name="ce7" office:value-type="string" calcext:value-type="string">
            <text:p>Cycles</text:p>
          </table:table-cell>
          <table:table-cell table:style-name="ce18" office:value-type="string" calcext:value-type="string">
            <text:p>Percentage</text:p>
          </table:table-cell>
          <table:table-cell table:style-name="ce13" office:value-type="string" calcext:value-type="string">
            <text:p>MAC/C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L1</text:p>
          </table:table-cell>
          <table:table-cell table:style-name="ce8" table:formula="of:=((1125-63)*64+(63*64-31*32))*22*8" office:value-type="float" office:value="12497408" calcext:value-type="float">
            <text:p>12497408</text:p>
          </table:table-cell>
          <table:table-cell table:style-name="ce14" table:formula="of:=1125*64*22*8" office:value-type="float" office:value="12672000" calcext:value-type="float">
            <text:p>12672000</text:p>
          </table:table-cell>
          <table:table-cell table:style-name="ce16" table:formula="of:=[.B18]" office:value-type="float" office:value="17252687" calcext:value-type="float">
            <text:p>17252687</text:p>
          </table:table-cell>
          <table:table-cell table:style-name="ce19" table:formula="of:=[.D3]/[.D10]" office:value-type="percentage" office:value="0.880658478856284" calcext:value-type="percentage">
            <text:p>88.07%</text:p>
          </table:table-cell>
          <table:table-cell table:style-name="ce14" table:formula="of:=[.B3]/[.D3]" office:value-type="float" office:value="0.724374585825385" calcext:value-type="float">
            <text:p>0.724374585825385</text:p>
          </table:table-cell>
          <table:table-cell table:style-name="ce16" table:formula="of:=[.B18]" office:value-type="float" office:value="17252687" calcext:value-type="float">
            <text:p>17252687</text:p>
          </table:table-cell>
          <table:table-cell table:style-name="ce19" table:formula="of:=[.G3]/[.G10]" office:value-type="percentage" office:value="0.901854703359798" calcext:value-type="percentage">
            <text:p>90.19%</text:p>
          </table:table-cell>
          <table:table-cell table:style-name="ce14" table:formula="of:=[.B3]/[.G3]" office:value-type="float" office:value="0.724374585825385" calcext:value-type="float">
            <text:p>0.724374585825385</text:p>
          </table:table-cell>
          <table:table-cell table:style-name="ce16" table:formula="of:=[.B21]" office:value-type="float" office:value="2014830" calcext:value-type="float">
            <text:p>2014830</text:p>
          </table:table-cell>
          <table:table-cell table:style-name="ce19" table:formula="of:=[.J3]/[.J10]" office:value-type="percentage" office:value="0.775712714907877" calcext:value-type="percentage">
            <text:p>77.57%</text:p>
          </table:table-cell>
          <table:table-cell table:style-name="ce14" table:formula="of:=[.B3]/[.J3]" office:value-type="float" office:value="6.20271089868624" calcext:value-type="float">
            <text:p>6.20271089868624</text:p>
          </table:table-cell>
          <table:table-cell table:style-name="ce16" table:formula="of:=[.B22]" office:value-type="float" office:value="1465060" calcext:value-type="float">
            <text:p>1465060</text:p>
          </table:table-cell>
          <table:table-cell table:style-name="ce19" table:formula="of:=[.M3]/[.M10]" office:value-type="percentage" office:value="0.758755629580832" calcext:value-type="percentage">
            <text:p>75.88%</text:p>
          </table:table-cell>
          <table:table-cell table:style-name="ce14" table:formula="of:=[.B3]/[.M3]" office:value-type="float" office:value="8.53030456090536" calcext:value-type="float">
            <text:p>8.53030456090536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L1 flip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/>
          <table:table-cell table:style-name="ce19"/>
          <table:table-cell table:style-name="ce14"/>
          <table:table-cell table:style-name="ce16" table:formula="of:=[.B27]" office:value-type="float" office:value="532143" calcext:value-type="float">
            <text:p>532143</text:p>
          </table:table-cell>
          <table:table-cell table:style-name="ce19" table:formula="of:=[.G4]/[.G10]" office:value-type="percentage" office:value="0.0278168651300515" calcext:value-type="percentage">
            <text:p>2.78%</text:p>
          </table:table-cell>
          <table:table-cell table:style-name="ce14"/>
          <table:table-cell table:style-name="ce16" table:formula="of:=[.B28]" office:value-type="float" office:value="124004" calcext:value-type="float">
            <text:p>124004</text:p>
          </table:table-cell>
          <table:table-cell table:style-name="ce19" table:formula="of:=[.J4]/[.J10]" office:value-type="percentage" office:value="0.0477417347862779" calcext:value-type="percentage">
            <text:p>4.77%</text:p>
          </table:table-cell>
          <table:table-cell table:style-name="ce14"/>
          <table:table-cell table:style-name="ce16" table:formula="of:=[.J4]" office:value-type="float" office:value="124004" calcext:value-type="float">
            <text:p>124004</text:p>
          </table:table-cell>
          <table:table-cell table:style-name="ce19" table:formula="of:=[.M4]/[.M10]" office:value-type="percentage" office:value="0.0642217609453138" calcext:value-type="percentage">
            <text:p>6.42%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string" calcext:value-type="string">
            <text:p>L2</text:p>
          </table:table-cell>
          <table:table-cell table:style-name="ce8" table:formula="of:=22*1125*16+16*1125" office:value-type="float" office:value="414000" calcext:value-type="float">
            <text:p>414000</text:p>
          </table:table-cell>
          <table:table-cell table:style-name="ce14" table:formula="of:=[.B5]" office:value-type="float" office:value="414000" calcext:value-type="float">
            <text:p>414000</text:p>
          </table:table-cell>
          <table:table-cell table:style-name="ce16" table:formula="of:=[.B33]" office:value-type="float" office:value="2011136" calcext:value-type="float">
            <text:p>2011136</text:p>
          </table:table-cell>
          <table:table-cell table:style-name="ce19" table:formula="of:=[.D5]/[.D10]" office:value-type="percentage" office:value="0.102657862542403" calcext:value-type="percentage">
            <text:p>10.27%</text:p>
          </table:table-cell>
          <table:table-cell table:style-name="ce14" table:formula="of:=[.B5]/[.D5]" office:value-type="float" office:value="0.205853806008147" calcext:value-type="float">
            <text:p>0.205853806008147</text:p>
          </table:table-cell>
          <table:table-cell table:style-name="ce16" table:formula="of:=[.B34]" office:value-type="float" office:value="1099743" calcext:value-type="float">
            <text:p>1099743</text:p>
          </table:table-cell>
          <table:table-cell table:style-name="ce19" table:formula="of:=[.G5]/[.G10]" office:value-type="percentage" office:value="0.0574871842882801" calcext:value-type="percentage">
            <text:p>5.75%</text:p>
          </table:table-cell>
          <table:table-cell table:style-name="ce14" table:formula="of:=[.B5]/[.G5]" office:value-type="float" office:value="0.376451589144009" calcext:value-type="float">
            <text:p>0.376451589144009</text:p>
          </table:table-cell>
          <table:table-cell table:style-name="ce16" table:formula="of:=[.B36]" office:value-type="float" office:value="212902" calcext:value-type="float">
            <text:p>212902</text:p>
          </table:table-cell>
          <table:table-cell table:style-name="ce19" table:formula="of:=[.J5]/[.J10]" office:value-type="percentage" office:value="0.0819676044278261" calcext:value-type="percentage">
            <text:p>8.20%</text:p>
          </table:table-cell>
          <table:table-cell table:style-name="ce14" table:formula="of:=[.B5]/[.J5]" office:value-type="float" office:value="1.94455665047768" calcext:value-type="float">
            <text:p>1.94455665047768</text:p>
          </table:table-cell>
          <table:table-cell table:style-name="ce16" table:formula="of:=[.B37]" office:value-type="float" office:value="154405" calcext:value-type="float">
            <text:p>154405</text:p>
          </table:table-cell>
          <table:table-cell table:style-name="ce19" table:formula="of:=[.M5]/[.M10]" office:value-type="percentage" office:value="0.0799664607493402" calcext:value-type="percentage">
            <text:p>8.00%</text:p>
          </table:table-cell>
          <table:table-cell table:style-name="ce14" table:formula="of:=[.B5]/[.M5]" office:value-type="float" office:value="2.68126032188077" calcext:value-type="float">
            <text:p>2.68126032188077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L3</text:p>
          </table:table-cell>
          <table:table-cell table:style-name="ce8" table:formula="of:=((140-15)*16+(15*16-7*8))*16" office:value-type="float" office:value="34944" calcext:value-type="float">
            <text:p>34944</text:p>
          </table:table-cell>
          <table:table-cell table:style-name="ce14" table:formula="of:=140*16*16" office:value-type="float" office:value="35840" calcext:value-type="float">
            <text:p>35840</text:p>
          </table:table-cell>
          <table:table-cell table:style-name="ce16" table:formula="of:=[.B42]" office:value-type="float" office:value="116416" calcext:value-type="float">
            <text:p>116416</text:p>
          </table:table-cell>
          <table:table-cell table:style-name="ce19" table:formula="of:=[.D6]/[.D10]" office:value-type="percentage" office:value="0.00594242146017795" calcext:value-type="percentage">
            <text:p>0.59%</text:p>
          </table:table-cell>
          <table:table-cell table:style-name="ce14" table:formula="of:=[.B6]/[.D6]" office:value-type="float" office:value="0.300164925783397" calcext:value-type="float">
            <text:p>0.300164925783397</text:p>
          </table:table-cell>
          <table:table-cell table:style-name="ce16" table:formula="of:=[.D6]" office:value-type="float" office:value="116416" calcext:value-type="float">
            <text:p>116416</text:p>
          </table:table-cell>
          <table:table-cell table:style-name="ce19" table:formula="of:=[.G6]/[.G10]" office:value-type="percentage" office:value="0.00608544727823174" calcext:value-type="percentage">
            <text:p>0.61%</text:p>
          </table:table-cell>
          <table:table-cell table:style-name="ce14" table:formula="of:=[.B6]/[.G6]" office:value-type="float" office:value="0.300164925783397" calcext:value-type="float">
            <text:p>0.300164925783397</text:p>
          </table:table-cell>
          <table:table-cell table:style-name="ce16" table:formula="of:=[.G6]" office:value-type="float" office:value="116416" calcext:value-type="float">
            <text:p>116416</text:p>
          </table:table-cell>
          <table:table-cell table:style-name="ce19" table:formula="of:=[.J6]/[.J10]" office:value-type="percentage" office:value="0.0448203428669989" calcext:value-type="percentage">
            <text:p>4.48%</text:p>
          </table:table-cell>
          <table:table-cell table:style-name="ce14" table:formula="of:=[.B6]/[.J6]" office:value-type="float" office:value="0.300164925783397" calcext:value-type="float">
            <text:p>0.300164925783397</text:p>
          </table:table-cell>
          <table:table-cell table:style-name="ce16" table:formula="of:=[.B43]" office:value-type="float" office:value="60413" calcext:value-type="float">
            <text:p>60413</text:p>
          </table:table-cell>
          <table:table-cell table:style-name="ce19" table:formula="of:=[.M6]/[.M10]" office:value-type="percentage" office:value="0.0312879362277769" calcext:value-type="percentage">
            <text:p>3.13%</text:p>
          </table:table-cell>
          <table:table-cell table:style-name="ce14" table:formula="of:=[.B6]/[.M6]" office:value-type="float" office:value="0.578418552298346" calcext:value-type="float">
            <text:p>0.578418552298346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L3 flip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/>
          <table:table-cell table:style-name="ce19"/>
          <table:table-cell table:style-name="ce14"/>
          <table:table-cell table:style-name="ce16" table:formula="of:=[.B48]" office:value-type="float" office:value="5949" calcext:value-type="float">
            <text:p>5949</text:p>
          </table:table-cell>
          <table:table-cell table:style-name="ce19" table:formula="of:=[.G7]/[.G10]" office:value-type="percentage" office:value="0.000310973799634077" calcext:value-type="percentage">
            <text:p>0.03%</text:p>
          </table:table-cell>
          <table:table-cell table:style-name="ce14"/>
          <table:table-cell table:style-name="ce16" table:formula="of:=[.G7]" office:value-type="float" office:value="5949" calcext:value-type="float">
            <text:p>5949</text:p>
          </table:table-cell>
          <table:table-cell table:style-name="ce19" table:formula="of:=[.J7]/[.J10]" office:value-type="percentage" office:value="0.00229037434472733" calcext:value-type="percentage">
            <text:p>0.23%</text:p>
          </table:table-cell>
          <table:table-cell table:style-name="ce14"/>
          <table:table-cell table:style-name="ce16" table:formula="of:=[.J7]" office:value-type="float" office:value="5949" calcext:value-type="float">
            <text:p>5949</text:p>
          </table:table-cell>
          <table:table-cell table:style-name="ce19" table:formula="of:=[.M7]/[.M10]" office:value-type="percentage" office:value="0.00308099138627522" calcext:value-type="percentage">
            <text:p>0.31%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3" office:value-type="string" calcext:value-type="string">
            <text:p>L4</text:p>
          </table:table-cell>
          <table:table-cell table:style-name="ce8" table:formula="of:=(17*8)*16*16+(17*8)*16" office:value-type="float" office:value="36992" calcext:value-type="float">
            <text:p>36992</text:p>
          </table:table-cell>
          <table:table-cell table:style-name="ce14" table:formula="of:=[.B8]" office:value-type="float" office:value="36992" calcext:value-type="float">
            <text:p>36992</text:p>
          </table:table-cell>
          <table:table-cell table:style-name="ce16" table:formula="of:=[.B53]" office:value-type="float" office:value="206920" calcext:value-type="float">
            <text:p>206920</text:p>
          </table:table-cell>
          <table:table-cell table:style-name="ce19" table:formula="of:=[.D8]/[.D10]" office:value-type="percentage" office:value="0.0105621722833633" calcext:value-type="percentage">
            <text:p>1.06%</text:p>
          </table:table-cell>
          <table:table-cell table:style-name="ce14" table:formula="of:=[.B8]/[.D8]" office:value-type="float" office:value="0.178774405567369" calcext:value-type="float">
            <text:p>0.178774405567369</text:p>
          </table:table-cell>
          <table:table-cell table:style-name="ce16" table:formula="of:=[.B54]" office:value-type="float" office:value="119783" calcext:value-type="float">
            <text:p>119783</text:p>
          </table:table-cell>
          <table:table-cell table:style-name="ce19" table:formula="of:=[.G8]/[.G10]" office:value-type="percentage" office:value="0.00626145144420383" calcext:value-type="percentage">
            <text:p>0.63%</text:p>
          </table:table-cell>
          <table:table-cell table:style-name="ce14" table:formula="of:=[.B8]/[.G8]" office:value-type="float" office:value="0.308825125435162" calcext:value-type="float">
            <text:p>0.308825125435162</text:p>
          </table:table-cell>
          <table:table-cell table:style-name="ce16" table:formula="of:=[.G8]" office:value-type="float" office:value="119783" calcext:value-type="float">
            <text:p>119783</text:p>
          </table:table-cell>
          <table:table-cell table:style-name="ce19" table:formula="of:=[.J8]/[.J10]" office:value-type="percentage" office:value="0.0461166431559041" calcext:value-type="percentage">
            <text:p>4.61%</text:p>
          </table:table-cell>
          <table:table-cell table:style-name="ce14" table:formula="of:=[.B8]/[.J8]" office:value-type="float" office:value="0.308825125435162" calcext:value-type="float">
            <text:p>0.308825125435162</text:p>
          </table:table-cell>
          <table:table-cell table:style-name="ce16" table:formula="of:=[.B55]" office:value-type="float" office:value="117718" calcext:value-type="float">
            <text:p>117718</text:p>
          </table:table-cell>
          <table:table-cell table:style-name="ce19" table:formula="of:=[.M8]/[.M10]" office:value-type="percentage" office:value="0.0609662370162289" calcext:value-type="percentage">
            <text:p>6.10%</text:p>
          </table:table-cell>
          <table:table-cell table:style-name="ce14" table:formula="of:=[.B8]/[.M8]" office:value-type="float" office:value="0.314242511765405" calcext:value-type="float">
            <text:p>0.314242511765405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L5</text:p>
          </table:table-cell>
          <table:table-cell table:style-name="ce8" table:formula="of:=17*16*4" office:value-type="float" office:value="1088" calcext:value-type="float">
            <text:p>1088</text:p>
          </table:table-cell>
          <table:table-cell table:style-name="ce14" table:formula="of:=[.B9]" office:value-type="float" office:value="1088" calcext:value-type="float">
            <text:p>1088</text:p>
          </table:table-cell>
          <table:table-cell table:style-name="ce16" table:formula="of:=[.B60]" office:value-type="float" office:value="3508" calcext:value-type="float">
            <text:p>3508</text:p>
          </table:table-cell>
          <table:table-cell table:style-name="ce19" table:formula="of:=[.D9]/[.D10]" office:value-type="percentage" office:value="0.000179064857771305" calcext:value-type="percentage">
            <text:p>0.02%</text:p>
          </table:table-cell>
          <table:table-cell table:style-name="ce14" table:formula="of:=[.B9]/[.D9]" office:value-type="float" office:value="0.310148232611174" calcext:value-type="float">
            <text:p>0.310148232611174</text:p>
          </table:table-cell>
          <table:table-cell table:style-name="ce16" table:formula="of:=[.D9]" office:value-type="float" office:value="3508" calcext:value-type="float">
            <text:p>3508</text:p>
          </table:table-cell>
          <table:table-cell table:style-name="ce19" table:formula="of:=[.G9]/[.G10]" office:value-type="percentage" office:value="0.000183374699801032" calcext:value-type="percentage">
            <text:p>0.02%</text:p>
          </table:table-cell>
          <table:table-cell table:style-name="ce14" table:formula="of:=[.B9]/[.G9]" office:value-type="float" office:value="0.310148232611174" calcext:value-type="float">
            <text:p>0.310148232611174</text:p>
          </table:table-cell>
          <table:table-cell table:style-name="ce16" table:formula="of:=[.G9]" office:value-type="float" office:value="3508" calcext:value-type="float">
            <text:p>3508</text:p>
          </table:table-cell>
          <table:table-cell table:style-name="ce19" table:formula="of:=[.J9]/[.J10]" office:value-type="percentage" office:value="0.00135058551038888" calcext:value-type="percentage">
            <text:p>0.14%</text:p>
          </table:table-cell>
          <table:table-cell table:style-name="ce14" table:formula="of:=[.B9]/[.J9]" office:value-type="float" office:value="0.310148232611174" calcext:value-type="float">
            <text:p>0.310148232611174</text:p>
          </table:table-cell>
          <table:table-cell table:style-name="ce16" table:formula="of:=[.B61]" office:value-type="float" office:value="3323" calcext:value-type="float">
            <text:p>3323</text:p>
          </table:table-cell>
          <table:table-cell table:style-name="ce19" table:formula="of:=[.M9]/[.M10]" office:value-type="percentage" office:value="0.00172098409423307" calcext:value-type="percentage">
            <text:p>0.17%</text:p>
          </table:table-cell>
          <table:table-cell table:style-name="ce14" table:formula="of:=[.B9]/[.M9]" office:value-type="float" office:value="0.32741498645802" calcext:value-type="float">
            <text:p>0.3274149864580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All</text:p>
          </table:table-cell>
          <table:table-cell table:style-name="ce9" table:formula="of:=+SUM([.B3:.B9])" office:value-type="float" office:value="12984432" calcext:value-type="float">
            <text:p>12984432</text:p>
          </table:table-cell>
          <table:table-cell table:style-name="ce15" table:formula="of:=+SUM([.C3:.C9])" office:value-type="float" office:value="13159920" calcext:value-type="float">
            <text:p>13159920</text:p>
          </table:table-cell>
          <table:table-cell table:style-name="ce9" table:formula="of:=+SUM([.D3:.D9])" office:value-type="float" office:value="19590667" calcext:value-type="float">
            <text:p>19590667</text:p>
          </table:table-cell>
          <table:table-cell table:style-name="ce20" table:formula="of:=+SUM([.E3:.E9])" office:value-type="percentage" office:value="1" calcext:value-type="percentage">
            <text:p>100.00%</text:p>
          </table:table-cell>
          <table:table-cell table:style-name="ce15"/>
          <table:table-cell table:style-name="ce9" table:formula="of:=+SUM([.G3:.G9])" office:value-type="float" office:value="19130229" calcext:value-type="float">
            <text:p>19130229</text:p>
          </table:table-cell>
          <table:table-cell table:style-name="ce20" table:formula="of:=+SUM([.H3:.H9])" office:value-type="percentage" office:value="1" calcext:value-type="percentage">
            <text:p>100.00%</text:p>
          </table:table-cell>
          <table:table-cell table:style-name="ce15" table:formula="of:=[.B10]/[.G10]" office:value-type="float" office:value="0.678738973799007" calcext:value-type="float">
            <text:p>0.678738973799007</text:p>
          </table:table-cell>
          <table:table-cell table:style-name="ce9" table:formula="of:=+SUM([.J3:.J9])" office:value-type="float" office:value="2597392" calcext:value-type="float">
            <text:p>2597392</text:p>
          </table:table-cell>
          <table:table-cell table:style-name="ce20" table:formula="of:=+SUM([.K3:.K9])" office:value-type="percentage" office:value="1" calcext:value-type="percentage">
            <text:p>100.00%</text:p>
          </table:table-cell>
          <table:table-cell table:style-name="ce15" table:formula="of:=[.B10]/[.J10]" office:value-type="float" office:value="4.999026716029" calcext:value-type="float">
            <text:p>4.999026716029</text:p>
          </table:table-cell>
          <table:table-cell table:style-name="ce9" table:formula="of:=SUM([.M3:.M9])" office:value-type="float" office:value="1930872" calcext:value-type="float">
            <text:p>1930872</text:p>
          </table:table-cell>
          <table:table-cell table:style-name="ce20" table:formula="of:=SUM([.N3:.N9])" office:value-type="percentage" office:value="1" calcext:value-type="percentage">
            <text:p>100.00%</text:p>
          </table:table-cell>
          <table:table-cell table:style-name="ce15" table:formula="of:=[.B10]/[.M10]" office:value-type="float" office:value="6.72464668812847" calcext:value-type="float">
            <text:p>6.72464668812847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Model</text:p>
          </table:table-cell>
          <table:table-cell table:style-name="ce8" table:formula="of:=[.B10]" office:value-type="float" office:value="12984432" calcext:value-type="float">
            <text:p>12984432</text:p>
          </table:table-cell>
          <table:table-cell table:style-name="ce14" table:formula="of:=[.C10]" office:value-type="float" office:value="13159920" calcext:value-type="float">
            <text:p>13159920</text:p>
          </table:table-cell>
          <table:table-cell table:style-name="ce16" office:value-type="float" office:value="19804235" calcext:value-type="float">
            <text:p>19804235</text:p>
          </table:table-cell>
          <table:table-cell/>
          <table:table-cell table:style-name="ce14"/>
          <table:table-cell table:style-name="ce16" office:value-type="float" office:value="19129333" calcext:value-type="float">
            <text:p>19129333</text:p>
          </table:table-cell>
          <table:table-cell/>
          <table:table-cell table:style-name="ce14" table:formula="of:=[.B11]/[.G11]" office:value-type="float" office:value="0.678770765295371" calcext:value-type="float">
            <text:p>0.678770765295371</text:p>
          </table:table-cell>
          <table:table-cell table:style-name="ce16" office:value-type="float" office:value="2652386" calcext:value-type="float">
            <text:p>2652386</text:p>
          </table:table-cell>
          <table:table-cell/>
          <table:table-cell table:style-name="ce14" table:formula="of:=[.B11]/[.J11]" office:value-type="float" office:value="4.89537797288932" calcext:value-type="float">
            <text:p>4.89537797288932</text:p>
          </table:table-cell>
          <table:table-cell table:style-name="ce16" office:value-type="float" office:value="2031611" calcext:value-type="float">
            <text:p>2031611</text:p>
          </table:table-cell>
          <table:table-cell/>
          <table:table-cell table:style-name="ce14" table:formula="of:=[.B11]/[.M11]" office:value-type="float" office:value="6.39119989013645" calcext:value-type="float">
            <text:p>6.39119989013645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Improvement</text:p>
          </table:table-cell>
          <table:table-cell table:style-name="ce8"/>
          <table:table-cell table:style-name="ce14"/>
          <table:table-cell table:style-name="ce8"/>
          <table:table-cell/>
          <table:table-cell table:style-name="ce14"/>
          <table:table-cell table:style-name="ce8" table:formula="of:=[.D11]/[.G11]" office:value-type="float" office:value="1.03528100012687" calcext:value-type="float">
            <text:p>1.03528100012687</text:p>
          </table:table-cell>
          <table:table-cell/>
          <table:table-cell table:style-name="ce14"/>
          <table:table-cell table:style-name="ce8" table:formula="of:=[.G11]/[.J11]" office:value-type="float" office:value="7.21212259452433" calcext:value-type="float">
            <text:p>7.21212259452433</text:p>
          </table:table-cell>
          <table:table-cell/>
          <table:table-cell table:style-name="ce14"/>
          <table:table-cell table:style-name="ce8" table:formula="of:=[.J11]/[.M11]" office:value-type="float" office:value="1.30555800298384" calcext:value-type="float">
            <text:p>1.30555800298384</text:p>
          </table:table-cell>
          <table:table-cell/>
          <table:table-cell table:style-name="ce14"/>
          <table:table-cell table:number-columns-repeated="1009"/>
        </table:table-row>
        <table:table-row table:style-name="ro2">
          <table:table-cell table:style-name="ce2" office:value-type="string" calcext:value-type="string">
            <text:p>Time [ms]</text:p>
          </table:table-cell>
          <table:table-cell table:style-name="ce7"/>
          <table:table-cell table:style-name="ce13"/>
          <table:table-cell table:style-name="ce7" table:formula="of:=[.D11]/[.H18]*1000" office:value-type="float" office:value="396.312976274334" calcext:value-type="float">
            <text:p>396.312976274334</text:p>
          </table:table-cell>
          <table:table-cell table:style-name="ce18"/>
          <table:table-cell table:style-name="ce13"/>
          <table:table-cell table:style-name="ce7" table:formula="of:=[.G11]/[.H18]*1000" office:value-type="float" office:value="382.807156922387" calcext:value-type="float">
            <text:p>382.807156922387</text:p>
          </table:table-cell>
          <table:table-cell table:style-name="ce18"/>
          <table:table-cell table:style-name="ce13"/>
          <table:table-cell table:style-name="ce7" table:formula="of:=[.J11]/[.H18]*1000" office:value-type="float" office:value="53.0782930968238" calcext:value-type="float">
            <text:p>53.0782930968238</text:p>
          </table:table-cell>
          <table:table-cell table:style-name="ce18"/>
          <table:table-cell table:style-name="ce13"/>
          <table:table-cell table:style-name="ce7" table:formula="of:=[.M11]/[.H18]*1000" office:value-type="float" office:value="40.6556376472848" calcext:value-type="float">
            <text:p>40.6556376472848</text:p>
          </table:table-cell>
          <table:table-cell table:style-name="ce18"/>
          <table:table-cell table:style-name="ce13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ive</text:p>
          </table:table-cell>
          <table:table-cell table:style-name="ce10" office:value-type="float" office:value="17252687" calcext:value-type="float">
            <text:p>17252687</text:p>
          </table:table-cell>
          <table:table-cell office:value-type="float" office:value="0.711" calcext:value-type="float">
            <text:p>0.711</text:p>
          </table:table-cell>
          <table:table-cell table:formula="of:=[.B3]/[.B18]" office:value-type="float" office:value="0.724374585825385" calcext:value-type="float">
            <text:p>0.724374585825385</text:p>
          </table:table-cell>
          <table:table-cell table:number-columns-repeated="3"/>
          <table:table-cell office:value-type="float" office:value="49971200" calcext:value-type="float">
            <text:p>49971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11" office:value-type="float" office:value="16568722" calcext:value-type="float">
            <text:p>16568722</text:p>
          </table:table-cell>
          <table:table-cell office:value-type="float" office:value="0.707" calcext:value-type="float">
            <text:p>0.707</text:p>
          </table:table-cell>
          <table:table-cell table:formula="of:=[.B3]/[.B19]" office:value-type="float" office:value="0.754277125296689" calcext:value-type="float">
            <text:p>0.754277125296689</text:p>
          </table:table-cell>
          <table:table-cell table:formula="of:=[.B18]/[.B19]" office:value-type="float" office:value="1.04128049224316" calcext:value-type="float">
            <text:p>1.041280492243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11" office:value-type="float" office:value="2140950" calcext:value-type="float">
            <text:p>2140950</text:p>
          </table:table-cell>
          <table:table-cell office:value-type="float" office:value="0.685" calcext:value-type="float">
            <text:p>0.685</text:p>
          </table:table-cell>
          <table:table-cell table:formula="of:=[.B3]/[.B20]" office:value-type="float" office:value="5.83731894719634" calcext:value-type="float">
            <text:p>5.83731894719634</text:p>
          </table:table-cell>
          <table:table-cell table:formula="of:=[.B19]/[.B20]" office:value-type="float" office:value="7.73895793923258" calcext:value-type="float">
            <text:p>7.738957939232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11" office:value-type="float" office:value="2014830" calcext:value-type="float">
            <text:p>2014830</text:p>
          </table:table-cell>
          <table:table-cell office:value-type="float" office:value="0.678" calcext:value-type="float">
            <text:p>0.678</text:p>
          </table:table-cell>
          <table:table-cell table:formula="of:=[.B3]/[.B21]" office:value-type="float" office:value="6.20271089868624" calcext:value-type="float">
            <text:p>6.20271089868624</text:p>
          </table:table-cell>
          <table:table-cell table:formula="of:=[.B20]/[.B21]" office:value-type="float" office:value="1.06259585175921" calcext:value-type="float">
            <text:p>1.062595851759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11" office:value-type="float" office:value="1465060" calcext:value-type="float">
            <text:p>1465060</text:p>
          </table:table-cell>
          <table:table-cell office:value-type="float" office:value="0.916" calcext:value-type="float">
            <text:p>0.916</text:p>
          </table:table-cell>
          <table:table-cell table:formula="of:=[.B3]/[.B22]" office:value-type="float" office:value="8.53030456090536" calcext:value-type="float">
            <text:p>8.53030456090536</text:p>
          </table:table-cell>
          <table:table-cell table:formula="of:=[.D22]/[.D21]" office:value-type="float" office:value="1.3752542557984" calcext:value-type="float">
            <text:p>1.375254255798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10" office:value-type="float" office:value="532143" calcext:value-type="float">
            <text:p>532143</text:p>
          </table:table-cell>
          <table:table-cell office:value-type="float" office:value="0.663" calcext:value-type="float">
            <text:p>0.663</text:p>
          </table:table-cell>
          <table:table-cell table:formula="of:=[.B4]/[.B27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 Cores</text:p>
          </table:table-cell>
          <table:table-cell table:style-name="ce11" office:value-type="float" office:value="124004" calcext:value-type="float">
            <text:p>124004</text:p>
          </table:table-cell>
          <table:table-cell office:value-type="float" office:value="0.364" calcext:value-type="float">
            <text:p>0.364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29133737621367" calcext:value-type="float">
            <text:p>4.2913373762136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10" office:value-type="float" office:value="2011136" calcext:value-type="float">
            <text:p>2011136</text:p>
          </table:table-cell>
          <table:table-cell office:value-type="float" office:value="0.904" calcext:value-type="float">
            <text:p>0.904</text:p>
          </table:table-cell>
          <table:table-cell table:formula="of:=[.B5]/[.B33]" office:value-type="float" office:value="0.205853806008147" calcext:value-type="float">
            <text:p>0.2058538060081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10" office:value-type="float" office:value="1099743" calcext:value-type="float">
            <text:p>1099743</text:p>
          </table:table-cell>
          <table:table-cell office:value-type="float" office:value="0.822" calcext:value-type="float">
            <text:p>0.822</text:p>
          </table:table-cell>
          <table:table-cell table:formula="of:=[.B5]/[.B34]" office:value-type="float" office:value="0.376451589144009" calcext:value-type="float">
            <text:p>0.376451589144009</text:p>
          </table:table-cell>
          <table:table-cell table:formula="of:=[.B33]/[.B34]" office:value-type="float" office:value="1.82873271300658" calcext:value-type="float">
            <text:p>1.828732713006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 Cores</text:p>
          </table:table-cell>
          <table:table-cell table:style-name="ce11" office:value-type="float" office:value="234112" calcext:value-type="float">
            <text:p>234112</text:p>
          </table:table-cell>
          <table:table-cell office:value-type="float" office:value="0.547" calcext:value-type="float">
            <text:p>0.547</text:p>
          </table:table-cell>
          <table:table-cell table:formula="of:=[.B5]/[.B35]" office:value-type="float" office:value="1.76838436303991" calcext:value-type="float">
            <text:p>1.76838436303991</text:p>
          </table:table-cell>
          <table:table-cell table:formula="of:=[.B34]/[.B35]" office:value-type="float" office:value="4.69750803034445" calcext:value-type="float">
            <text:p>4.697508030344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11" office:value-type="float" office:value="212902" calcext:value-type="float">
            <text:p>212902</text:p>
          </table:table-cell>
          <table:table-cell office:value-type="float" office:value="0.603" calcext:value-type="float">
            <text:p>0.603</text:p>
          </table:table-cell>
          <table:table-cell table:formula="of:=[.B5]/[.B36]" office:value-type="float" office:value="1.94455665047768" calcext:value-type="float">
            <text:p>1.94455665047768</text:p>
          </table:table-cell>
          <table:table-cell table:formula="of:=[.B35]/[.B36]" office:value-type="float" office:value="1.09962330086143" calcext:value-type="float">
            <text:p>1.09962330086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11" office:value-type="float" office:value="154405" calcext:value-type="float">
            <text:p>154405</text:p>
          </table:table-cell>
          <table:table-cell office:value-type="float" office:value="0.816" calcext:value-type="float">
            <text:p>0.816</text:p>
          </table:table-cell>
          <table:table-cell table:formula="of:=[.B5]/[.B37]" office:value-type="float" office:value="2.68126032188077" calcext:value-type="float">
            <text:p>2.68126032188077</text:p>
          </table:table-cell>
          <table:table-cell table:formula="of:=[.B36]/[.B37]" office:value-type="float" office:value="1.3788543117127" calcext:value-type="float">
            <text:p>1.378854311712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10" office:value-type="float" office:value="116416" calcext:value-type="float">
            <text:p>116416</text:p>
          </table:table-cell>
          <table:table-cell office:value-type="float" office:value="0.444" calcext:value-type="float">
            <text:p>0.444</text:p>
          </table:table-cell>
          <table:table-cell table:formula="of:=[.B6]/[.B42]" office:value-type="float" office:value="0.300164925783397" calcext:value-type="float">
            <text:p>0.3001649257833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11" office:value-type="float" office:value="60413" calcext:value-type="float">
            <text:p>60413</text:p>
          </table:table-cell>
          <table:table-cell office:value-type="float" office:value="0.856" calcext:value-type="float">
            <text:p>0.856</text:p>
          </table:table-cell>
          <table:table-cell table:formula="of:=[.B6]/[.B43]" office:value-type="float" office:value="0.578418552298346" calcext:value-type="float">
            <text:p>0.578418552298346</text:p>
          </table:table-cell>
          <table:table-cell table:formula="of:=[.B42]/[.B43]" office:value-type="float" office:value="1.92700246635658" calcext:value-type="float">
            <text:p>1.9270024663565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10" office:value-type="float" office:value="5949" calcext:value-type="float">
            <text:p>5949</text:p>
          </table:table-cell>
          <table:table-cell office:value-type="float" office:value="0.685" calcext:value-type="float">
            <text:p>0.685</text:p>
          </table:table-cell>
          <table:table-cell table:formula="of:=[.B24]/[.B48]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10" office:value-type="float" office:value="206920" calcext:value-type="float">
            <text:p>206920</text:p>
          </table:table-cell>
          <table:table-cell office:value-type="float" office:value="0.883" calcext:value-type="float">
            <text:p>0.883</text:p>
          </table:table-cell>
          <table:table-cell table:formula="of:=[.B8]/[.B53]" office:value-type="float" office:value="0.178774405567369" calcext:value-type="float">
            <text:p>0.1787744055673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11" office:value-type="float" office:value="119783" calcext:value-type="float">
            <text:p>119783</text:p>
          </table:table-cell>
          <table:table-cell office:value-type="float" office:value="0.817" calcext:value-type="float">
            <text:p>0.817</text:p>
          </table:table-cell>
          <table:table-cell table:formula="of:=[.B8]/[.B54]" office:value-type="float" office:value="0.308825125435162" calcext:value-type="float">
            <text:p>0.308825125435162</text:p>
          </table:table-cell>
          <table:table-cell table:formula="of:=[.B53]/[.B54]" office:value-type="float" office:value="1.72745715168263" calcext:value-type="float">
            <text:p>1.727457151682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11" office:value-type="float" office:value="117718" calcext:value-type="float">
            <text:p>117718</text:p>
          </table:table-cell>
          <table:table-cell office:value-type="float" office:value="0.829" calcext:value-type="float">
            <text:p>0.829</text:p>
          </table:table-cell>
          <table:table-cell table:formula="of:=[.B8]/[.B55]" office:value-type="float" office:value="0.314242511765405" calcext:value-type="float">
            <text:p>0.314242511765405</text:p>
          </table:table-cell>
          <table:table-cell table:formula="of:=[.B54]/[.B55]" office:value-type="float" office:value="1.0175419222209" calcext:value-type="float">
            <text:p>1.017541922220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ive</text:p>
          </table:table-cell>
          <table:table-cell table:style-name="ce10" office:value-type="float" office:value="3508" calcext:value-type="float">
            <text:p>3508</text:p>
          </table:table-cell>
          <table:table-cell office:value-type="float" office:value="0.494" calcext:value-type="float">
            <text:p>0.494</text:p>
          </table:table-cell>
          <table:table-cell table:formula="of:=[.B9]/[.B60]" office:value-type="float" office:value="0.310148232611174" calcext:value-type="float">
            <text:p>0.3101482326111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11" office:value-type="float" office:value="3323" calcext:value-type="float">
            <text:p>3323</text:p>
          </table:table-cell>
          <table:table-cell office:value-type="float" office:value="0.513" calcext:value-type="float">
            <text:p>0.513</text:p>
          </table:table-cell>
          <table:table-cell table:formula="of:=[.B9]/[.B61]" office:value-type="float" office:value="0.32741498645802" calcext:value-type="float">
            <text:p>0.32741498645802</text:p>
          </table:table-cell>
          <table:table-cell table:formula="of:=[.B60]/[.B61]" office:value-type="float" office:value="1.05567258501354" calcext:value-type="float">
            <text:p>1.05567258501354</text:p>
          </table:table-cell>
          <table:table-cell table:number-columns-repeated="1019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vsoc" table:style-name="ta1">
        <table:table-column table:style-name="co1" table:number-columns-repeated="4" table:default-cell-style-name="ce26"/>
        <table:table-column table:style-name="co2" table:number-columns-repeated="1020" table:default-cell-style-name="ce26"/>
        <table:table-row table:style-name="ro1">
          <table:table-cell table:style-name="ce22" office:value-type="string" calcext:value-type="string">
            <text:p>GVSOC</text:p>
          </table:table-cell>
          <table:table-cell table:style-name="ce27" office:value-type="string" calcext:value-type="string">
            <text:p>MACs</text:p>
          </table:table-cell>
          <table:table-cell table:style-name="ce33"/>
          <table:table-cell table:style-name="ce27" office:value-type="string" calcext:value-type="string">
            <text:p>Naive</text:p>
          </table:table-cell>
          <table:table-cell table:style-name="ce38"/>
          <table:table-cell table:style-name="ce33"/>
          <table:table-cell table:style-name="ce27" office:value-type="string" calcext:value-type="string">
            <text:p>Flipped Layers</text:p>
          </table:table-cell>
          <table:table-cell table:style-name="ce38"/>
          <table:table-cell table:style-name="ce33"/>
          <table:table-cell table:style-name="ce27" office:value-type="string" calcext:value-type="string">
            <text:p>Optimized</text:p>
          </table:table-cell>
          <table:table-cell table:style-name="ce38"/>
          <table:table-cell table:style-name="ce33"/>
          <table:table-cell table:style-name="ce27" office:value-type="string" calcext:value-type="string">
            <text:p>Ideal Bitshift instead of division</text:p>
          </table:table-cell>
          <table:table-cell table:style-name="ce42"/>
          <table:table-cell table:style-name="ce36"/>
          <table:table-cell table:number-columns-repeated="1009"/>
        </table:table-row>
        <table:table-row table:style-name="ro2">
          <table:table-cell table:style-name="ce23"/>
          <table:table-cell table:style-name="ce28" office:value-type="string" calcext:value-type="string">
            <text:p>Ideal</text:p>
          </table:table-cell>
          <table:table-cell table:style-name="ce34" office:value-type="string" calcext:value-type="string">
            <text:p>Program</text:p>
          </table:table-cell>
          <table:table-cell table:style-name="ce28" office:value-type="string" calcext:value-type="string">
            <text:p>Cycles</text:p>
          </table:table-cell>
          <table:table-cell table:style-name="ce39" office:value-type="string" calcext:value-type="string">
            <text:p>Percentage</text:p>
          </table:table-cell>
          <table:table-cell table:style-name="ce34" office:value-type="string" calcext:value-type="string">
            <text:p>MAC/C</text:p>
          </table:table-cell>
          <table:table-cell table:style-name="ce28" office:value-type="string" calcext:value-type="string">
            <text:p>Cycles</text:p>
          </table:table-cell>
          <table:table-cell table:style-name="ce39" office:value-type="string" calcext:value-type="string">
            <text:p>Percentage</text:p>
          </table:table-cell>
          <table:table-cell table:style-name="ce34" office:value-type="string" calcext:value-type="string">
            <text:p>MAC/C</text:p>
          </table:table-cell>
          <table:table-cell table:style-name="ce28" office:value-type="string" calcext:value-type="string">
            <text:p>Cycles</text:p>
          </table:table-cell>
          <table:table-cell table:style-name="ce39" office:value-type="string" calcext:value-type="string">
            <text:p>Percentage</text:p>
          </table:table-cell>
          <table:table-cell table:style-name="ce34" office:value-type="string" calcext:value-type="string">
            <text:p>MAC/C</text:p>
          </table:table-cell>
          <table:table-cell table:style-name="ce28" office:value-type="string" calcext:value-type="string">
            <text:p>Cycles</text:p>
          </table:table-cell>
          <table:table-cell table:style-name="ce39" office:value-type="string" calcext:value-type="string">
            <text:p>Percentage</text:p>
          </table:table-cell>
          <table:table-cell table:style-name="ce34" office:value-type="string" calcext:value-type="string">
            <text:p>MAC/C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L1</text:p>
          </table:table-cell>
          <table:table-cell table:style-name="ce29" table:formula="of:=((1125-63)*64+(63*64-31*32))*22*8" office:value-type="float" office:value="12497408" calcext:value-type="float">
            <text:p>12497408</text:p>
          </table:table-cell>
          <table:table-cell table:style-name="ce35" table:formula="of:=1125*64*22*8" office:value-type="float" office:value="12672000" calcext:value-type="float">
            <text:p>12672000</text:p>
          </table:table-cell>
          <table:table-cell table:style-name="ce37" table:formula="of:=[.B18]" office:value-type="float" office:value="13780979" calcext:value-type="float">
            <text:p>13780979</text:p>
          </table:table-cell>
          <table:table-cell table:style-name="ce40" table:formula="of:=[.D3]/[.D10]" office:value-type="percentage" office:value="0.860168346330856" calcext:value-type="percentage">
            <text:p>86.02%</text:p>
          </table:table-cell>
          <table:table-cell table:style-name="ce35" table:formula="of:=[.B3]/[.D3]" office:value-type="float" office:value="0.90685922966721" calcext:value-type="float">
            <text:p>0.90685922966721</text:p>
          </table:table-cell>
          <table:table-cell table:style-name="ce37" table:formula="of:=[.B18]" office:value-type="float" office:value="13780979" calcext:value-type="float">
            <text:p>13780979</text:p>
          </table:table-cell>
          <table:table-cell table:style-name="ce40" table:formula="of:=[.G3]/[.G10]" office:value-type="percentage" office:value="0.886351674857334" calcext:value-type="percentage">
            <text:p>88.64%</text:p>
          </table:table-cell>
          <table:table-cell table:style-name="ce35" table:formula="of:=[.B3]/[.G3]" office:value-type="float" office:value="0.90685922966721" calcext:value-type="float">
            <text:p>0.90685922966721</text:p>
          </table:table-cell>
          <table:table-cell table:style-name="ce37" table:formula="of:=[.B21]" office:value-type="float" office:value="1538562" calcext:value-type="float">
            <text:p>1538562</text:p>
          </table:table-cell>
          <table:table-cell table:style-name="ce40" table:formula="of:=[.J3]/[.J10]" office:value-type="percentage" office:value="0.763243742000774" calcext:value-type="percentage">
            <text:p>76.32%</text:p>
          </table:table-cell>
          <table:table-cell table:style-name="ce35" table:formula="of:=[.B3]/[.J3]" office:value-type="float" office:value="8.12278478215373" calcext:value-type="float">
            <text:p>8.12278478215373</text:p>
          </table:table-cell>
          <table:table-cell table:style-name="ce37" table:formula="of:=[.B22]" office:value-type="float" office:value="1365989" calcext:value-type="float">
            <text:p>1365989</text:p>
          </table:table-cell>
          <table:table-cell table:style-name="ce40" table:formula="of:=[.M3]/[.M10]" office:value-type="percentage" office:value="0.753687775427925" calcext:value-type="percentage">
            <text:p>75.37%</text:p>
          </table:table-cell>
          <table:table-cell table:style-name="ce35" table:formula="of:=[.B3]/[.M3]" office:value-type="float" office:value="9.14898143396469" calcext:value-type="float">
            <text:p>9.14898143396469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L1 flip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/>
          <table:table-cell table:style-name="ce40"/>
          <table:table-cell table:style-name="ce35"/>
          <table:table-cell table:style-name="ce37" table:formula="of:=[.B27]" office:value-type="float" office:value="517664" calcext:value-type="float">
            <text:p>517664</text:p>
          </table:table-cell>
          <table:table-cell table:style-name="ce40" table:formula="of:=[.G4]/[.G10]" office:value-type="percentage" office:value="0.0332946123358396" calcext:value-type="percentage">
            <text:p>3.33%</text:p>
          </table:table-cell>
          <table:table-cell table:style-name="ce35"/>
          <table:table-cell table:style-name="ce37" table:formula="of:=[.B28]" office:value-type="float" office:value="117307" calcext:value-type="float">
            <text:p>117307</text:p>
          </table:table-cell>
          <table:table-cell table:style-name="ce40" table:formula="of:=[.J4]/[.J10]" office:value-type="percentage" office:value="0.0581931918524472" calcext:value-type="percentage">
            <text:p>5.82%</text:p>
          </table:table-cell>
          <table:table-cell table:style-name="ce35"/>
          <table:table-cell table:style-name="ce37" table:formula="of:=[.J4]" office:value-type="float" office:value="117307" calcext:value-type="float">
            <text:p>117307</text:p>
          </table:table-cell>
          <table:table-cell table:style-name="ce40" table:formula="of:=[.M4]/[.M10]" office:value-type="percentage" office:value="0.0647244244808147" calcext:value-type="percentage">
            <text:p>6.47%</text:p>
          </table:table-cell>
          <table:table-cell table:style-name="ce35"/>
          <table:table-cell table:number-columns-repeated="1009"/>
        </table:table-row>
        <table:table-row table:style-name="ro2">
          <table:table-cell table:style-name="ce24" office:value-type="string" calcext:value-type="string">
            <text:p>L2</text:p>
          </table:table-cell>
          <table:table-cell table:style-name="ce29" table:formula="of:=22*1125*16+16*1125" office:value-type="float" office:value="414000" calcext:value-type="float">
            <text:p>414000</text:p>
          </table:table-cell>
          <table:table-cell table:style-name="ce35" table:formula="of:=[.B5]" office:value-type="float" office:value="414000" calcext:value-type="float">
            <text:p>414000</text:p>
          </table:table-cell>
          <table:table-cell table:style-name="ce37" table:formula="of:=[.B33]" office:value-type="float" office:value="1965883" calcext:value-type="float">
            <text:p>1965883</text:p>
          </table:table-cell>
          <table:table-cell table:style-name="ce40" table:formula="of:=[.D5]/[.D10]" office:value-type="percentage" office:value="0.122704659022406" calcext:value-type="percentage">
            <text:p>12.27%</text:p>
          </table:table-cell>
          <table:table-cell table:style-name="ce35" table:formula="of:=[.B5]/[.D5]" office:value-type="float" office:value="0.210592390289758" calcext:value-type="float">
            <text:p>0.210592390289758</text:p>
          </table:table-cell>
          <table:table-cell table:style-name="ce37" table:formula="of:=[.B34]" office:value-type="float" office:value="1054234" calcext:value-type="float">
            <text:p>1054234</text:p>
          </table:table-cell>
          <table:table-cell table:style-name="ce40" table:formula="of:=[.G5]/[.G10]" office:value-type="percentage" office:value="0.067805202488992" calcext:value-type="percentage">
            <text:p>6.78%</text:p>
          </table:table-cell>
          <table:table-cell table:style-name="ce35" table:formula="of:=[.B5]/[.G5]" office:value-type="float" office:value="0.39270218945699" calcext:value-type="float">
            <text:p>0.39270218945699</text:p>
          </table:table-cell>
          <table:table-cell table:style-name="ce37" table:formula="of:=[.B36]" office:value-type="float" office:value="164847" calcext:value-type="float">
            <text:p>164847</text:p>
          </table:table-cell>
          <table:table-cell table:style-name="ce40" table:formula="of:=[.J5]/[.J10]" office:value-type="percentage" office:value="0.0817766467244099" calcext:value-type="percentage">
            <text:p>8.18%</text:p>
          </table:table-cell>
          <table:table-cell table:style-name="ce35" table:formula="of:=[.B5]/[.J5]" office:value-type="float" office:value="2.51141968006697" calcext:value-type="float">
            <text:p>2.51141968006697</text:p>
          </table:table-cell>
          <table:table-cell table:style-name="ce37" table:formula="of:=[.B37]" office:value-type="float" office:value="149044" calcext:value-type="float">
            <text:p>149044</text:p>
          </table:table-cell>
          <table:table-cell table:style-name="ce40" table:formula="of:=[.M5]/[.M10]" office:value-type="percentage" office:value="0.0822353919401106" calcext:value-type="percentage">
            <text:p>8.22%</text:p>
          </table:table-cell>
          <table:table-cell table:style-name="ce35" table:formula="of:=[.B5]/[.M5]" office:value-type="float" office:value="2.7777032285768" calcext:value-type="float">
            <text:p>2.777703228576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L3</text:p>
          </table:table-cell>
          <table:table-cell table:style-name="ce29" table:formula="of:=((140-15)*16+(15*16-7*8))*16" office:value-type="float" office:value="34944" calcext:value-type="float">
            <text:p>34944</text:p>
          </table:table-cell>
          <table:table-cell table:style-name="ce35" table:formula="of:=140*16*16" office:value-type="float" office:value="35840" calcext:value-type="float">
            <text:p>35840</text:p>
          </table:table-cell>
          <table:table-cell table:style-name="ce37" table:formula="of:=[.B42]" office:value-type="float" office:value="72186" calcext:value-type="float">
            <text:p>72186</text:p>
          </table:table-cell>
          <table:table-cell table:style-name="ce40" table:formula="of:=[.D6]/[.D10]" office:value-type="percentage" office:value="0.00450563869578781" calcext:value-type="percentage">
            <text:p>0.45%</text:p>
          </table:table-cell>
          <table:table-cell table:style-name="ce35" table:formula="of:=[.B6]/[.D6]" office:value-type="float" office:value="0.484082786135816" calcext:value-type="float">
            <text:p>0.484082786135816</text:p>
          </table:table-cell>
          <table:table-cell table:style-name="ce37" table:formula="of:=[.D6]" office:value-type="float" office:value="72186" calcext:value-type="float">
            <text:p>72186</text:p>
          </table:table-cell>
          <table:table-cell table:style-name="ce40" table:formula="of:=[.G6]/[.G10]" office:value-type="percentage" office:value="0.00464278931135818" calcext:value-type="percentage">
            <text:p>0.46%</text:p>
          </table:table-cell>
          <table:table-cell table:style-name="ce35" table:formula="of:=[.B6]/[.G6]" office:value-type="float" office:value="0.484082786135816" calcext:value-type="float">
            <text:p>0.484082786135816</text:p>
          </table:table-cell>
          <table:table-cell table:style-name="ce37" table:formula="of:=[.G6]" office:value-type="float" office:value="72186" calcext:value-type="float">
            <text:p>72186</text:p>
          </table:table-cell>
          <table:table-cell table:style-name="ce40" table:formula="of:=[.J6]/[.J10]" office:value-type="percentage" office:value="0.035809744917701" calcext:value-type="percentage">
            <text:p>3.58%</text:p>
          </table:table-cell>
          <table:table-cell table:style-name="ce35" table:formula="of:=[.B6]/[.J6]" office:value-type="float" office:value="0.484082786135816" calcext:value-type="float">
            <text:p>0.484082786135816</text:p>
          </table:table-cell>
          <table:table-cell table:style-name="ce37" table:formula="of:=[.B43]" office:value-type="float" office:value="58899" calcext:value-type="float">
            <text:p>58899</text:p>
          </table:table-cell>
          <table:table-cell table:style-name="ce40" table:formula="of:=[.M6]/[.M10]" office:value-type="percentage" office:value="0.0324976674665238" calcext:value-type="percentage">
            <text:p>3.25%</text:p>
          </table:table-cell>
          <table:table-cell table:style-name="ce35" table:formula="of:=[.B6]/[.M6]" office:value-type="float" office:value="0.593286813018897" calcext:value-type="float">
            <text:p>0.593286813018897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L3 flip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/>
          <table:table-cell table:style-name="ce40"/>
          <table:table-cell table:style-name="ce35"/>
          <table:table-cell table:style-name="ce37" table:formula="of:=[.B48]" office:value-type="float" office:value="5550" calcext:value-type="float">
            <text:p>5550</text:p>
          </table:table-cell>
          <table:table-cell table:style-name="ce40" table:formula="of:=[.G7]/[.G10]" office:value-type="percentage" office:value="0.000356959530629733" calcext:value-type="percentage">
            <text:p>0.04%</text:p>
          </table:table-cell>
          <table:table-cell table:style-name="ce35"/>
          <table:table-cell table:style-name="ce37" table:formula="of:=[.G7]" office:value-type="float" office:value="5550" calcext:value-type="float">
            <text:p>5550</text:p>
          </table:table-cell>
          <table:table-cell table:style-name="ce40" table:formula="of:=[.J7]/[.J10]" office:value-type="percentage" office:value="0.00275322201387029" calcext:value-type="percentage">
            <text:p>0.28%</text:p>
          </table:table-cell>
          <table:table-cell table:style-name="ce35"/>
          <table:table-cell table:style-name="ce37" table:formula="of:=[.J7]" office:value-type="float" office:value="5550" calcext:value-type="float">
            <text:p>5550</text:p>
          </table:table-cell>
          <table:table-cell table:style-name="ce40" table:formula="of:=[.M7]/[.M10]" office:value-type="percentage" office:value="0.00306222608939383" calcext:value-type="percentage">
            <text:p>0.31%</text:p>
          </table:table-cell>
          <table:table-cell table:style-name="ce35"/>
          <table:table-cell table:number-columns-repeated="1009"/>
        </table:table-row>
        <table:table-row table:style-name="ro2">
          <table:table-cell table:style-name="ce24" office:value-type="string" calcext:value-type="string">
            <text:p>L4</text:p>
          </table:table-cell>
          <table:table-cell table:style-name="ce29" table:formula="of:=(17*8)*16*16+(17*8)*16" office:value-type="float" office:value="36992" calcext:value-type="float">
            <text:p>36992</text:p>
          </table:table-cell>
          <table:table-cell table:style-name="ce35" table:formula="of:=[.B8]" office:value-type="float" office:value="36992" calcext:value-type="float">
            <text:p>36992</text:p>
          </table:table-cell>
          <table:table-cell table:style-name="ce37" table:formula="of:=[.B53]" office:value-type="float" office:value="199253" calcext:value-type="float">
            <text:p>199253</text:p>
          </table:table-cell>
          <table:table-cell table:style-name="ce40" table:formula="of:=[.D8]/[.D10]" office:value-type="percentage" office:value="0.0124367886716511" calcext:value-type="percentage">
            <text:p>1.24%</text:p>
          </table:table-cell>
          <table:table-cell table:style-name="ce35" table:formula="of:=[.B8]/[.D8]" office:value-type="float" office:value="0.185653415506918" calcext:value-type="float">
            <text:p>0.185653415506918</text:p>
          </table:table-cell>
          <table:table-cell table:style-name="ce37" table:formula="of:=[.B54]" office:value-type="float" office:value="114411" calcext:value-type="float">
            <text:p>114411</text:p>
          </table:table-cell>
          <table:table-cell table:style-name="ce40" table:formula="of:=[.G8]/[.G10]" office:value-type="percentage" office:value="0.00735857601060871" calcext:value-type="percentage">
            <text:p>0.74%</text:p>
          </table:table-cell>
          <table:table-cell table:style-name="ce35" table:formula="of:=[.B8]/[.G8]" office:value-type="float" office:value="0.323325554361032" calcext:value-type="float">
            <text:p>0.323325554361032</text:p>
          </table:table-cell>
          <table:table-cell table:style-name="ce37" table:formula="of:=[.G8]" office:value-type="float" office:value="114411" calcext:value-type="float">
            <text:p>114411</text:p>
          </table:table-cell>
          <table:table-cell table:style-name="ce40" table:formula="of:=[.J8]/[.J10]" office:value-type="percentage" office:value="0.0567565556448492" calcext:value-type="percentage">
            <text:p>5.68%</text:p>
          </table:table-cell>
          <table:table-cell table:style-name="ce35" table:formula="of:=[.B8]/[.J8]" office:value-type="float" office:value="0.323325554361032" calcext:value-type="float">
            <text:p>0.323325554361032</text:p>
          </table:table-cell>
          <table:table-cell table:style-name="ce37" table:formula="of:=[.B55]" office:value-type="float" office:value="112674" calcext:value-type="float">
            <text:p>112674</text:p>
          </table:table-cell>
          <table:table-cell table:style-name="ce40" table:formula="of:=[.M8]/[.M10]" office:value-type="percentage" office:value="0.0621681553867316" calcext:value-type="percentage">
            <text:p>6.22%</text:p>
          </table:table-cell>
          <table:table-cell table:style-name="ce35" table:formula="of:=[.B8]/[.M8]" office:value-type="float" office:value="0.328309991657348" calcext:value-type="float">
            <text:p>0.328309991657348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L5</text:p>
          </table:table-cell>
          <table:table-cell table:style-name="ce29" table:formula="of:=17*16*4" office:value-type="float" office:value="1088" calcext:value-type="float">
            <text:p>1088</text:p>
          </table:table-cell>
          <table:table-cell table:style-name="ce35" table:formula="of:=[.B9]" office:value-type="float" office:value="1088" calcext:value-type="float">
            <text:p>1088</text:p>
          </table:table-cell>
          <table:table-cell table:style-name="ce37" table:formula="of:=[.B60]" office:value-type="float" office:value="2957" calcext:value-type="float">
            <text:p>2957</text:p>
          </table:table-cell>
          <table:table-cell table:style-name="ce40" table:formula="of:=[.D9]/[.D10]" office:value-type="percentage" office:value="0.000184567279298542" calcext:value-type="percentage">
            <text:p>0.02%</text:p>
          </table:table-cell>
          <table:table-cell table:style-name="ce35" table:formula="of:=[.B9]/[.D9]" office:value-type="float" office:value="0.367940480216436" calcext:value-type="float">
            <text:p>0.367940480216436</text:p>
          </table:table-cell>
          <table:table-cell table:style-name="ce37" table:formula="of:=[.D9]" office:value-type="float" office:value="2957" calcext:value-type="float">
            <text:p>2957</text:p>
          </table:table-cell>
          <table:table-cell table:style-name="ce40" table:formula="of:=[.G9]/[.G10]" office:value-type="percentage" office:value="0.00019018546523822" calcext:value-type="percentage">
            <text:p>0.02%</text:p>
          </table:table-cell>
          <table:table-cell table:style-name="ce35" table:formula="of:=[.B9]/[.G9]" office:value-type="float" office:value="0.367940480216436" calcext:value-type="float">
            <text:p>0.367940480216436</text:p>
          </table:table-cell>
          <table:table-cell table:style-name="ce37" table:formula="of:=[.G9]" office:value-type="float" office:value="2957" calcext:value-type="float">
            <text:p>2957</text:p>
          </table:table-cell>
          <table:table-cell table:style-name="ce40" table:formula="of:=[.J9]/[.J10]" office:value-type="percentage" office:value="0.00146689684594855" calcext:value-type="percentage">
            <text:p>0.15%</text:p>
          </table:table-cell>
          <table:table-cell table:style-name="ce35" table:formula="of:=[.B9]/[.J9]" office:value-type="float" office:value="0.367940480216436" calcext:value-type="float">
            <text:p>0.367940480216436</text:p>
          </table:table-cell>
          <table:table-cell table:style-name="ce37" table:formula="of:=[.B61]" office:value-type="float" office:value="2944" calcext:value-type="float">
            <text:p>2944</text:p>
          </table:table-cell>
          <table:table-cell table:style-name="ce40" table:formula="of:=[.M9]/[.M10]" office:value-type="percentage" office:value="0.00162435920850008" calcext:value-type="percentage">
            <text:p>0.16%</text:p>
          </table:table-cell>
          <table:table-cell table:style-name="ce35" table:formula="of:=[.B9]/[.M9]" office:value-type="float" office:value="0.369565217391304" calcext:value-type="float">
            <text:p>0.369565217391304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All</text:p>
          </table:table-cell>
          <table:table-cell table:style-name="ce30" table:formula="of:=+SUM([.B3:.B9])" office:value-type="float" office:value="12984432" calcext:value-type="float">
            <text:p>12984432</text:p>
          </table:table-cell>
          <table:table-cell table:style-name="ce36" table:formula="of:=+SUM([.C3:.C9])" office:value-type="float" office:value="13159920" calcext:value-type="float">
            <text:p>13159920</text:p>
          </table:table-cell>
          <table:table-cell table:style-name="ce30" table:formula="of:=+SUM([.D3:.D9])" office:value-type="float" office:value="16021258" calcext:value-type="float">
            <text:p>16021258</text:p>
          </table:table-cell>
          <table:table-cell table:style-name="ce41" table:formula="of:=+SUM([.E3:.E9])" office:value-type="percentage" office:value="1" calcext:value-type="percentage">
            <text:p>100.00%</text:p>
          </table:table-cell>
          <table:table-cell table:style-name="ce36"/>
          <table:table-cell table:style-name="ce30" table:formula="of:=+SUM([.G3:.G9])" office:value-type="float" office:value="15547981" calcext:value-type="float">
            <text:p>15547981</text:p>
          </table:table-cell>
          <table:table-cell table:style-name="ce41" table:formula="of:=+SUM([.H3:.H9])" office:value-type="percentage" office:value="1" calcext:value-type="percentage">
            <text:p>100.00%</text:p>
          </table:table-cell>
          <table:table-cell table:style-name="ce36" table:formula="of:=[.B10]/[.G10]" office:value-type="float" office:value="0.835120135533996" calcext:value-type="float">
            <text:p>0.835120135533996</text:p>
          </table:table-cell>
          <table:table-cell table:style-name="ce30" table:formula="of:=+SUM([.J3:.J9])" office:value-type="float" office:value="2015820" calcext:value-type="float">
            <text:p>2015820</text:p>
          </table:table-cell>
          <table:table-cell table:style-name="ce41" table:formula="of:=+SUM([.K3:.K9])" office:value-type="percentage" office:value="1" calcext:value-type="percentage">
            <text:p>100.00%</text:p>
          </table:table-cell>
          <table:table-cell table:style-name="ce36" table:formula="of:=[.B10]/[.J10]" office:value-type="float" office:value="6.44126558918951" calcext:value-type="float">
            <text:p>6.44126558918951</text:p>
          </table:table-cell>
          <table:table-cell table:style-name="ce30" table:formula="of:=SUM([.M3:.M9])" office:value-type="float" office:value="1812407" calcext:value-type="float">
            <text:p>1812407</text:p>
          </table:table-cell>
          <table:table-cell table:style-name="ce41" table:formula="of:=SUM([.N3:.N9])" office:value-type="percentage" office:value="1" calcext:value-type="percentage">
            <text:p>100.00%</text:p>
          </table:table-cell>
          <table:table-cell table:style-name="ce36" table:formula="of:=[.B10]/[.M10]" office:value-type="float" office:value="7.16419214889371" calcext:value-type="float">
            <text:p>7.16419214889371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Model</text:p>
          </table:table-cell>
          <table:table-cell table:style-name="ce29" table:formula="of:=[.B10]" office:value-type="float" office:value="12984432" calcext:value-type="float">
            <text:p>12984432</text:p>
          </table:table-cell>
          <table:table-cell table:style-name="ce35" table:formula="of:=[.C10]" office:value-type="float" office:value="13159920" calcext:value-type="float">
            <text:p>13159920</text:p>
          </table:table-cell>
          <table:table-cell table:style-name="ce37" office:value-type="float" office:value="16021582" calcext:value-type="float">
            <text:p>16021582</text:p>
          </table:table-cell>
          <table:table-cell/>
          <table:table-cell table:style-name="ce35"/>
          <table:table-cell table:style-name="ce37" office:value-type="float" office:value="15563099" calcext:value-type="float">
            <text:p>15563099</text:p>
          </table:table-cell>
          <table:table-cell/>
          <table:table-cell table:style-name="ce35" table:formula="of:=[.B11]/[.G11]" office:value-type="float" office:value="0.834308899532156" calcext:value-type="float">
            <text:p>0.834308899532156</text:p>
          </table:table-cell>
          <table:table-cell table:style-name="ce37" office:value-type="float" office:value="2016517" calcext:value-type="float">
            <text:p>2016517</text:p>
          </table:table-cell>
          <table:table-cell/>
          <table:table-cell table:style-name="ce35" table:formula="of:=[.B11]/[.J11]" office:value-type="float" office:value="6.43903919480966" calcext:value-type="float">
            <text:p>6.43903919480966</text:p>
          </table:table-cell>
          <table:table-cell table:style-name="ce37" office:value-type="float" office:value="1812779" calcext:value-type="float">
            <text:p>1812779</text:p>
          </table:table-cell>
          <table:table-cell/>
          <table:table-cell table:style-name="ce35" table:formula="of:=[.B11]/[.M11]" office:value-type="float" office:value="7.16272198651904" calcext:value-type="float">
            <text:p>7.16272198651904</text:p>
          </table:table-cell>
          <table:table-cell table:number-columns-repeated="1009"/>
        </table:table-row>
        <table:table-row table:style-name="ro2">
          <table:table-cell table:style-name="ce24" office:value-type="string" calcext:value-type="string">
            <text:p>Improvement</text:p>
          </table:table-cell>
          <table:table-cell table:style-name="ce29"/>
          <table:table-cell table:style-name="ce35"/>
          <table:table-cell table:style-name="ce29"/>
          <table:table-cell/>
          <table:table-cell table:style-name="ce35"/>
          <table:table-cell table:style-name="ce29" table:formula="of:=[.D11]/[.G11]" office:value-type="float" office:value="1.02945962112045" calcext:value-type="float">
            <text:p>1.02945962112045</text:p>
          </table:table-cell>
          <table:table-cell/>
          <table:table-cell table:style-name="ce35"/>
          <table:table-cell table:style-name="ce29" table:formula="of:=[.G11]/[.J11]" office:value-type="float" office:value="7.71781195001084" calcext:value-type="float">
            <text:p>7.71781195001084</text:p>
          </table:table-cell>
          <table:table-cell/>
          <table:table-cell table:style-name="ce35"/>
          <table:table-cell table:style-name="ce29" table:formula="of:=[.J11]/[.M11]" office:value-type="float" office:value="1.11238987212451" calcext:value-type="float">
            <text:p>1.11238987212451</text:p>
          </table:table-cell>
          <table:table-cell/>
          <table:table-cell table:style-name="ce35"/>
          <table:table-cell table:number-columns-repeated="1009"/>
        </table:table-row>
        <table:table-row table:style-name="ro2">
          <table:table-cell table:style-name="ce23" office:value-type="string" calcext:value-type="string">
            <text:p>Time [ms]</text:p>
          </table:table-cell>
          <table:table-cell table:style-name="ce28"/>
          <table:table-cell table:style-name="ce34"/>
          <table:table-cell table:style-name="ce28" table:formula="of:=[.D11]/[.H18]*1000" office:value-type="float" office:value="320.616314997438" calcext:value-type="float">
            <text:p>320.616314997438</text:p>
          </table:table-cell>
          <table:table-cell table:style-name="ce39"/>
          <table:table-cell table:style-name="ce34"/>
          <table:table-cell table:style-name="ce28" table:formula="of:=[.G11]/[.H18]*1000" office:value-type="float" office:value="311.441370229252" calcext:value-type="float">
            <text:p>311.441370229252</text:p>
          </table:table-cell>
          <table:table-cell table:style-name="ce39"/>
          <table:table-cell table:style-name="ce34"/>
          <table:table-cell table:style-name="ce28" table:formula="of:=[.J11]/[.H18]*1000" office:value-type="float" office:value="40.3535836641906" calcext:value-type="float">
            <text:p>40.3535836641906</text:p>
          </table:table-cell>
          <table:table-cell table:style-name="ce39"/>
          <table:table-cell table:style-name="ce34"/>
          <table:table-cell table:style-name="ce28" table:formula="of:=[.M11]/[.H18]*1000" office:value-type="float" office:value="36.2764752497439" calcext:value-type="float">
            <text:p>36.2764752497439</text:p>
          </table:table-cell>
          <table:table-cell table:style-name="ce39"/>
          <table:table-cell table:style-name="ce34"/>
          <table:table-cell table:number-columns-repeated="1009"/>
        </table:table-row>
        <table:table-row table:style-name="ro2">
          <table:table-cell office:value-type="string" calcext:value-type="string">
            <text:p>Difference to board</text:p>
          </table:table-cell>
          <table:table-cell table:number-columns-repeated="2"/>
          <table:table-cell table:formula="of:=[.D13]/[$board.D13]" office:value-type="float" office:value="0.808997772446146" calcext:value-type="float">
            <text:p>0.808997772446146</text:p>
          </table:table-cell>
          <table:table-cell table:number-columns-repeated="2"/>
          <table:table-cell table:formula="of:=[.G13]/[$board.G13]" office:value-type="float" office:value="0.81357248577355" calcext:value-type="float">
            <text:p>0.81357248577355</text:p>
          </table:table-cell>
          <table:table-cell table:number-columns-repeated="2"/>
          <table:table-cell table:formula="of:=[.J13]/[$board.J13]" office:value-type="float" office:value="0.76026528567109" calcext:value-type="float">
            <text:p>0.76026528567109</text:p>
          </table:table-cell>
          <table:table-cell table:number-columns-repeated="2"/>
          <table:table-cell table:formula="of:=[.M13]/[$board.M13]" office:value-type="float" office:value="0.892286466257566" calcext:value-type="float">
            <text:p>0.892286466257566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ayer 1 Optimiz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Difference to board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ive</text:p>
          </table:table-cell>
          <table:table-cell table:style-name="ce31" office:value-type="float" office:value="13780979" calcext:value-type="float">
            <text:p>13780979</text:p>
          </table:table-cell>
          <table:table-cell office:value-type="float" office:value="0.89" calcext:value-type="float">
            <text:p>0.89</text:p>
          </table:table-cell>
          <table:table-cell table:formula="of:=[.B3]/[.B18]" office:value-type="float" office:value="0.90685922966721" calcext:value-type="float">
            <text:p>0.90685922966721</text:p>
          </table:table-cell>
          <table:table-cell/>
          <table:table-cell table:style-name="ce40" table:formula="of:=[.B18]/[$board.B18]" office:value-type="percentage" office:value="0.79877290998208" calcext:value-type="percentage">
            <text:p>79.88%</text:p>
          </table:table-cell>
          <table:table-cell/>
          <table:table-cell office:value-type="float" office:value="49971200" calcext:value-type="float">
            <text:p>499712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trinsic scale</text:p>
          </table:table-cell>
          <table:table-cell table:style-name="ce32" office:value-type="float" office:value="13080989" calcext:value-type="float">
            <text:p>13080989</text:p>
          </table:table-cell>
          <table:table-cell office:value-type="float" office:value="0.896" calcext:value-type="float">
            <text:p>0.896</text:p>
          </table:table-cell>
          <table:table-cell table:formula="of:=[.B3]/[.B19]" office:value-type="float" office:value="0.955387088850851" calcext:value-type="float">
            <text:p>0.955387088850851</text:p>
          </table:table-cell>
          <table:table-cell table:formula="of:=[.B18]/[.B19]" office:value-type="float" office:value="1.05351200891615" calcext:value-type="float">
            <text:p>1.05351200891615</text:p>
          </table:table-cell>
          <table:table-cell table:style-name="ce40" table:formula="of:=[.B19]/[$board.B19]" office:value-type="percentage" office:value="0.789498972823613" calcext:value-type="percentage">
            <text:p>78.95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32" office:value-type="float" office:value="1640553" calcext:value-type="float">
            <text:p>1640553</text:p>
          </table:table-cell>
          <table:table-cell office:value-type="float" office:value="0.894" calcext:value-type="float">
            <text:p>0.894</text:p>
          </table:table-cell>
          <table:table-cell table:formula="of:=[.B3]/[.B20]" office:value-type="float" office:value="7.61780204601741" calcext:value-type="float">
            <text:p>7.61780204601741</text:p>
          </table:table-cell>
          <table:table-cell table:formula="of:=[.B19]/[.B20]" office:value-type="float" office:value="7.97352417142269" calcext:value-type="float">
            <text:p>7.97352417142269</text:p>
          </table:table-cell>
          <table:table-cell table:style-name="ce40" table:formula="of:=[.B20]/[$board.B20]" office:value-type="percentage" office:value="0.766273383311147" calcext:value-type="percentage">
            <text:p>76.63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relation</text:p>
          </table:table-cell>
          <table:table-cell table:style-name="ce32" office:value-type="float" office:value="1538562" calcext:value-type="float">
            <text:p>1538562</text:p>
          </table:table-cell>
          <table:table-cell office:value-type="float" office:value="0.888" calcext:value-type="float">
            <text:p>0.888</text:p>
          </table:table-cell>
          <table:table-cell table:formula="of:=[.B3]/[.B21]" office:value-type="float" office:value="8.12278478215373" calcext:value-type="float">
            <text:p>8.12278478215373</text:p>
          </table:table-cell>
          <table:table-cell table:formula="of:=[.B20]/[.B21]" office:value-type="float" office:value="1.06628982127467" calcext:value-type="float">
            <text:p>1.06628982127467</text:p>
          </table:table-cell>
          <table:table-cell table:style-name="ce40" table:formula="of:=[.B21]/[$board.B21]" office:value-type="percentage" office:value="0.763618766843853" calcext:value-type="percentage">
            <text:p>76.36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32" office:value-type="float" office:value="1365989" calcext:value-type="float">
            <text:p>1365989</text:p>
          </table:table-cell>
          <table:table-cell office:value-type="float" office:value="0.982" calcext:value-type="float">
            <text:p>0.982</text:p>
          </table:table-cell>
          <table:table-cell table:formula="of:=[.B3]/[.B22]" office:value-type="float" office:value="9.14898143396469" calcext:value-type="float">
            <text:p>9.14898143396469</text:p>
          </table:table-cell>
          <table:table-cell table:formula="of:=[.D22]/[.D21]" office:value-type="float" office:value="1.12633557078424" calcext:value-type="float">
            <text:p>1.12633557078424</text:p>
          </table:table-cell>
          <table:table-cell table:style-name="ce40" table:formula="of:=[.B22]/[$board.B22]" office:value-type="percentage" office:value="0.932377513548933" calcext:value-type="percentage">
            <text:p>93.24%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Layer 1 Flip Optimizations</text:p>
          </table:table-cell>
          <table:table-cell table:number-columns-repeated="4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31" office:value-type="float" office:value="517664" calcext:value-type="float">
            <text:p>517664</text:p>
          </table:table-cell>
          <table:table-cell office:value-type="float" office:value="0.681" calcext:value-type="float">
            <text:p>0.681</text:p>
          </table:table-cell>
          <table:table-cell table:formula="of:=[.B4]/[.B27]" office:value-type="float" office:value="0" calcext:value-type="float">
            <text:p>0</text:p>
          </table:table-cell>
          <table:table-cell/>
          <table:table-cell table:style-name="ce40" table:formula="of:=[.B27]/[$board.B27]" office:value-type="percentage" office:value="0.972791148243987" calcext:value-type="percentage">
            <text:p>97.28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32" office:value-type="float" office:value="117307" calcext:value-type="float">
            <text:p>117307</text:p>
          </table:table-cell>
          <table:table-cell office:value-type="float" office:value="0.385" calcext:value-type="float">
            <text:p>0.385</text:p>
          </table:table-cell>
          <table:table-cell table:formula="of:=[.B4]/[.B28]" office:value-type="float" office:value="0" calcext:value-type="float">
            <text:p>0</text:p>
          </table:table-cell>
          <table:table-cell table:formula="of:=[.B27]/[.B28]" office:value-type="float" office:value="4.41289948596418" calcext:value-type="float">
            <text:p>4.41289948596418</text:p>
          </table:table-cell>
          <table:table-cell table:style-name="ce40" table:formula="of:=[.B28]/[$board.B28]" office:value-type="percentage" office:value="0.945993677623302" calcext:value-type="percentage">
            <text:p>94.60%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Layer 2 Optimizations</text:p>
          </table:table-cell>
          <table:table-cell table:number-columns-repeated="4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31" office:value-type="float" office:value="1965883" calcext:value-type="float">
            <text:p>1965883</text:p>
          </table:table-cell>
          <table:table-cell office:value-type="float" office:value="0.925" calcext:value-type="float">
            <text:p>0.925</text:p>
          </table:table-cell>
          <table:table-cell table:formula="of:=[.B5]/[.B33]" office:value-type="float" office:value="0.210592390289758" calcext:value-type="float">
            <text:p>0.210592390289758</text:p>
          </table:table-cell>
          <table:table-cell/>
          <table:table-cell table:style-name="ce40" table:formula="of:=[.B33]/[$board.B33]" office:value-type="percentage" office:value="0.977498786755346" calcext:value-type="percentage">
            <text:p>97.75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31" office:value-type="float" office:value="1054234" calcext:value-type="float">
            <text:p>1054234</text:p>
          </table:table-cell>
          <table:table-cell office:value-type="float" office:value="0.858" calcext:value-type="float">
            <text:p>0.858</text:p>
          </table:table-cell>
          <table:table-cell table:formula="of:=[.B5]/[.B34]" office:value-type="float" office:value="0.39270218945699" calcext:value-type="float">
            <text:p>0.39270218945699</text:p>
          </table:table-cell>
          <table:table-cell table:formula="of:=[.B33]/[.B34]" office:value-type="float" office:value="1.86475014086057" calcext:value-type="float">
            <text:p>1.86475014086057</text:p>
          </table:table-cell>
          <table:table-cell table:style-name="ce40" table:formula="of:=[.B34]/[$board.B34]" office:value-type="percentage" office:value="0.958618513598177" calcext:value-type="percentage">
            <text:p>95.86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 Cores</text:p>
          </table:table-cell>
          <table:table-cell table:style-name="ce32" office:value-type="float" office:value="186688" calcext:value-type="float">
            <text:p>186688</text:p>
          </table:table-cell>
          <table:table-cell office:value-type="float" office:value="0.686" calcext:value-type="float">
            <text:p>0.686</text:p>
          </table:table-cell>
          <table:table-cell table:formula="of:=[.B5]/[.B35]" office:value-type="float" office:value="2.21760370243401" calcext:value-type="float">
            <text:p>2.21760370243401</text:p>
          </table:table-cell>
          <table:table-cell table:formula="of:=[.B34]/[.B35]" office:value-type="float" office:value="5.6470367672266" calcext:value-type="float">
            <text:p>5.6470367672266</text:p>
          </table:table-cell>
          <table:table-cell table:style-name="ce40" table:formula="of:=[.B35]/[$board.B35]" office:value-type="percentage" office:value="0.797430289775834" calcext:value-type="percentage">
            <text:p>79.74%</text:p>
          </table:table-cell>
          <table:table-cell office:value-type="float" office:value="19804235" calcext:value-type="float">
            <text:p>198042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uble Buffering</text:p>
          </table:table-cell>
          <table:table-cell table:style-name="ce32" office:value-type="float" office:value="164847" calcext:value-type="float">
            <text:p>164847</text:p>
          </table:table-cell>
          <table:table-cell office:value-type="float" office:value="0.778" calcext:value-type="float">
            <text:p>0.778</text:p>
          </table:table-cell>
          <table:table-cell table:formula="of:=[.B5]/[.B36]" office:value-type="float" office:value="2.51141968006697" calcext:value-type="float">
            <text:p>2.51141968006697</text:p>
          </table:table-cell>
          <table:table-cell table:formula="of:=[.B35]/[.B36]" office:value-type="float" office:value="1.13249255370131" calcext:value-type="float">
            <text:p>1.13249255370131</text:p>
          </table:table-cell>
          <table:table-cell table:style-name="ce40" table:formula="of:=[.B36]/[$board.B36]" office:value-type="percentage" office:value="0.77428582164564" calcext:value-type="percentage">
            <text:p>77.43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32" office:value-type="float" office:value="149044" calcext:value-type="float">
            <text:p>149044</text:p>
          </table:table-cell>
          <table:table-cell office:value-type="float" office:value="0.845" calcext:value-type="float">
            <text:p>0.845</text:p>
          </table:table-cell>
          <table:table-cell table:formula="of:=[.B5]/[.B37]" office:value-type="float" office:value="2.7777032285768" calcext:value-type="float">
            <text:p>2.7777032285768</text:p>
          </table:table-cell>
          <table:table-cell table:formula="of:=[.B36]/[.B37]" office:value-type="float" office:value="1.10602909208019" calcext:value-type="float">
            <text:p>1.10602909208019</text:p>
          </table:table-cell>
          <table:table-cell table:style-name="ce40" table:formula="of:=[.B37]/[$board.B37]" office:value-type="percentage" office:value="0.965279621773906" calcext:value-type="percentage">
            <text:p>96.53%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Layer 3 Optimizations</text:p>
          </table:table-cell>
          <table:table-cell table:number-columns-repeated="4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31" office:value-type="float" office:value="72186" calcext:value-type="float">
            <text:p>72186</text:p>
          </table:table-cell>
          <table:table-cell office:value-type="float" office:value="0.716" calcext:value-type="float">
            <text:p>0.716</text:p>
          </table:table-cell>
          <table:table-cell table:formula="of:=[.B6]/[.B42]" office:value-type="float" office:value="0.484082786135816" calcext:value-type="float">
            <text:p>0.484082786135816</text:p>
          </table:table-cell>
          <table:table-cell/>
          <table:table-cell table:style-name="ce40" table:formula="of:=[.B42]/[$board.B42]" office:value-type="percentage" office:value="0.62006940626718" calcext:value-type="percentage">
            <text:p>62.01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32" office:value-type="float" office:value="58899" calcext:value-type="float">
            <text:p>58899</text:p>
          </table:table-cell>
          <table:table-cell office:value-type="float" office:value="0.878" calcext:value-type="float">
            <text:p>0.878</text:p>
          </table:table-cell>
          <table:table-cell table:formula="of:=[.B6]/[.B43]" office:value-type="float" office:value="0.593286813018897" calcext:value-type="float">
            <text:p>0.593286813018897</text:p>
          </table:table-cell>
          <table:table-cell table:formula="of:=[.B42]/[.B43]" office:value-type="float" office:value="1.22558956858351" calcext:value-type="float">
            <text:p>1.22558956858351</text:p>
          </table:table-cell>
          <table:table-cell table:style-name="ce40" table:formula="of:=[.B43]/[$board.B43]" office:value-type="percentage" office:value="0.974939168721964" calcext:value-type="percentage">
            <text:p>97.49%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Layer 3 Flip Optimizations</text:p>
          </table:table-cell>
          <table:table-cell table:number-columns-repeated="4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31" office:value-type="float" office:value="5550" calcext:value-type="float">
            <text:p>5550</text:p>
          </table:table-cell>
          <table:table-cell office:value-type="float" office:value="0.734" calcext:value-type="float">
            <text:p>0.734</text:p>
          </table:table-cell>
          <table:table-cell table:formula="of:=[.B24]/[.B48]" office:value-type="float" office:value="0" calcext:value-type="float">
            <text:p>0</text:p>
          </table:table-cell>
          <table:table-cell/>
          <table:table-cell table:style-name="ce40" table:formula="of:=[.B48]/[$board.B48]" office:value-type="percentage" office:value="0.932929904185577" calcext:value-type="percentage">
            <text:p>93.29%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Layer 4 Optimizations</text:p>
          </table:table-cell>
          <table:table-cell table:number-columns-repeated="4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31" office:value-type="float" office:value="199253" calcext:value-type="float">
            <text:p>199253</text:p>
          </table:table-cell>
          <table:table-cell office:value-type="float" office:value="0.917" calcext:value-type="float">
            <text:p>0.917</text:p>
          </table:table-cell>
          <table:table-cell table:formula="of:=[.B8]/[.B53]" office:value-type="float" office:value="0.185653415506918" calcext:value-type="float">
            <text:p>0.185653415506918</text:p>
          </table:table-cell>
          <table:table-cell/>
          <table:table-cell table:style-name="ce40" table:formula="of:=[.B53]/[$board.B53]" office:value-type="percentage" office:value="0.962947032669631" calcext:value-type="percentage">
            <text:p>96.29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ip Input</text:p>
          </table:table-cell>
          <table:table-cell table:style-name="ce32" office:value-type="float" office:value="114411" calcext:value-type="float">
            <text:p>114411</text:p>
          </table:table-cell>
          <table:table-cell office:value-type="float" office:value="0.856" calcext:value-type="float">
            <text:p>0.856</text:p>
          </table:table-cell>
          <table:table-cell table:formula="of:=[.B8]/[.B54]" office:value-type="float" office:value="0.323325554361032" calcext:value-type="float">
            <text:p>0.323325554361032</text:p>
          </table:table-cell>
          <table:table-cell table:formula="of:=[.B53]/[.B54]" office:value-type="float" office:value="1.74155457080176" calcext:value-type="float">
            <text:p>1.74155457080176</text:p>
          </table:table-cell>
          <table:table-cell table:style-name="ce40" table:formula="of:=[.B54]/[$board.B54]" office:value-type="percentage" office:value="0.955152233622467" calcext:value-type="percentage">
            <text:p>95.52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32" office:value-type="float" office:value="112674" calcext:value-type="float">
            <text:p>112674</text:p>
          </table:table-cell>
          <table:table-cell office:value-type="float" office:value="0.866" calcext:value-type="float">
            <text:p>0.866</text:p>
          </table:table-cell>
          <table:table-cell table:formula="of:=[.B8]/[.B55]" office:value-type="float" office:value="0.328309991657348" calcext:value-type="float">
            <text:p>0.328309991657348</text:p>
          </table:table-cell>
          <table:table-cell table:formula="of:=[.B54]/[.B55]" office:value-type="float" office:value="1.01541615634485" calcext:value-type="float">
            <text:p>1.01541615634485</text:p>
          </table:table-cell>
          <table:table-cell table:style-name="ce40" table:formula="of:=[.B55]/[$board.B55]" office:value-type="percentage" office:value="0.957151837442022" calcext:value-type="percentage">
            <text:p>95.72%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Layer 5 Optimizations</text:p>
          </table:table-cell>
          <table:table-cell table:number-columns-repeated="4"/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/C</text:p>
          </table:table-cell>
          <table:table-cell office:value-type="string" calcext:value-type="string">
            <text:p>MAC/C</text:p>
          </table:table-cell>
          <table:table-cell office:value-type="string" calcext:value-type="string">
            <text:p>Improvement</text:p>
          </table:table-cell>
          <table:table-cell table:style-name="ce40"/>
          <table:table-cell table:number-columns-repeated="1018"/>
        </table:table-row>
        <table:table-row table:style-name="ro2">
          <table:table-cell office:value-type="string" calcext:value-type="string">
            <text:p>naive</text:p>
          </table:table-cell>
          <table:table-cell table:style-name="ce31" office:value-type="float" office:value="2957" calcext:value-type="float">
            <text:p>2957</text:p>
          </table:table-cell>
          <table:table-cell office:value-type="float" office:value="0.576" calcext:value-type="float">
            <text:p>0.576</text:p>
          </table:table-cell>
          <table:table-cell table:formula="of:=[.B9]/[.B60]" office:value-type="float" office:value="0.367940480216436" calcext:value-type="float">
            <text:p>0.367940480216436</text:p>
          </table:table-cell>
          <table:table-cell/>
          <table:table-cell table:style-name="ce40" table:formula="of:=[.B60]/[$board.B60]" office:value-type="percentage" office:value="0.842930444697834" calcext:value-type="percentage">
            <text:p>84.29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no division)</text:p>
          </table:table-cell>
          <table:table-cell table:style-name="ce32" office:value-type="float" office:value="2944" calcext:value-type="float">
            <text:p>2944</text:p>
          </table:table-cell>
          <table:table-cell office:value-type="float" office:value="0.578" calcext:value-type="float">
            <text:p>0.578</text:p>
          </table:table-cell>
          <table:table-cell table:formula="of:=[.B9]/[.B61]" office:value-type="float" office:value="0.369565217391304" calcext:value-type="float">
            <text:p>0.369565217391304</text:p>
          </table:table-cell>
          <table:table-cell table:formula="of:=[.B60]/[.B61]" office:value-type="float" office:value="1.00441576086957" calcext:value-type="float">
            <text:p>1.00441576086957</text:p>
          </table:table-cell>
          <table:table-cell table:style-name="ce40" table:formula="of:=[.B61]/[$board.B61]" office:value-type="percentage" office:value="0.88594643394523" calcext:value-type="percentage">
            <text:p>88.59%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3:49:09.678704175</meta:creation-date>
    <dc:date>2020-02-04T17:42:48.647774556</dc:date>
    <meta:editing-duration>PT25M47S</meta:editing-duration>
    <meta:editing-cycles>4</meta:editing-cycles>
    <meta:generator>LibreOffice/6.0.7.3$Linux_X86_64 LibreOffice_project/00m0$Build-3</meta:generator>
    <meta:document-statistic meta:table-count="2" meta:cell-count="593" meta:object-count="0"/>
  </office:meta>
</office:document-meta>
</file>